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12.94cm"/>
    </style:style>
    <style:style style:name="co4" style:family="table-column">
      <style:table-column-properties fo:break-before="auto" style:column-width="4.801cm"/>
    </style:style>
    <style:style style:name="co5" style:family="table-column">
      <style:table-column-properties fo:break-before="auto" style:column-width="3.052cm"/>
    </style:style>
    <style:style style:name="co6" style:family="table-column">
      <style:table-column-properties fo:break-before="auto" style:column-width="4.688cm"/>
    </style:style>
    <style:style style:name="co8" style:family="table-column">
      <style:table-column-properties fo:break-before="auto" style:column-width="4.106cm"/>
    </style:style>
    <style:style style:name="co9" style:family="table-column">
      <style:table-column-properties fo:break-before="auto" style:column-width="4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ext-properties style:font-name="Albany" style:font-name-asian="Andale Sans UI" style:font-name-complex="Lucidasans"/>
    </style:style>
    <style:style style:name="ce4" style:family="table-cell" style:parent-style-name="Default">
      <style:table-cell-properties fo:background-color="#e6e6e6"/>
    </style:style>
  </office:automatic-styles>
  <office:body>
    <office:spreadsheet>
      <table:content-validations>
        <table:content-validation table:name="val1" table:condition="of:cell-content-is-in-list(&quot;ERP5Type_getSecurityCategoryFromAssignment&quot;;&quot;ERP5Type_getSecurityCategoryFromAssignmentParent&quot;;&quot;ERP5Type_getSecurityCategoryFromAssignmentParentFunction&quot;;&quot;ERP5Type_getSecurityCategoryFromAssignmentParentGroup&quot;;&quot;ERP5Type_asSecurityGroupId&quot;;&quot;ERP5Type_getSecurityAcquiredCategoryFromContent&quot;;&quot;ERP5Type_getSecurityCategoryFromArrow&quot;;&quot;ERP5Type_getSecurityCategoryFromContent&quot;;&quot;ERP5Type_getSecurityCategoryFromSelf&quot;;&quot;ERP5Type_getSecurityChildCategoryFromAssignment&quot;;&quot;ERP5Type_getSecurityChildCategoryFromContent&quot;;&quot;ERP5Type_getSecurityParentCategoryFromAssignment&quot;;&quot;ERP5Type_getSecurityParentCategoryFromContent&quot;;&quot;&quot;)" table:allow-empty-cell="true" table:display-list="sorted-ascending" table:base-cell-address="Sheet2.F1"/>
      </table:content-validations>
      <table:table table:name="Role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Portal Type</text:p>
          </table:table-cell>
          <table:table-cell table:style-name="ce1" office:value-type="string">
            <text:p>Role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Base Category</text:p>
          </table:table-cell>
          <table:table-cell table:style-name="ce1" table:content-validation-name="val1" office:value-type="string">
            <text:p>Base Category Script</text:p>
          </table:table-cell>
          <table:table-cell table:style-name="ce1" office:value-type="string">
            <text:p>Name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Person Module</text:p>
          </table:table-cell>
          <table:table-cell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3"/>
          <table:table-cell office:value-type="string">
            <text:p>TestRole_PersonModule</text:p>
          </table:table-cell>
          <table:table-cell table:number-columns-repeated="1017"/>
        </table:table-row>
        <table:table-row table:style-name="ro1">
          <table:table-cell office:value-type="string">
            <text:p>Person</text:p>
          </table:table-cell>
          <table:table-cell office:value-type="string">
            <text:p>Auditor; Author; Assignee</text:p>
          </table:table-cell>
          <table:table-cell office:value-type="string">
            <text:p>group/my_group</text:p>
          </table:table-cell>
          <table:table-cell table:number-columns-repeated="3"/>
          <table:table-cell office:value-type="string">
            <text:p>TestRole_Person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4">
          <table:table-cell/>
          <table:table-cell table:style-name="ce3"/>
          <table:table-cell table:number-columns-repeated="1022"/>
        </table:table-row>
        <table:table-row table:style-name="ro1" table:number-rows-repeated="49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</table:table>
      <table:table table:name="Sheet2" table:style-name="ta1">
        <office:forms form:automatic-focus="false" form:apply-design-mode="false"/>
        <table:table-column table:style-name="co7" table:default-cell-style-name="Default"/>
        <table:table-row table:style-name="ro1">
          <table:table-cell office:value-type="string">
            <text:p>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fr" fo:country="FR" style:font-name-asian="Andale Sans UI" style:language-asian="en" style:country-asian="GB" style:font-name-complex="Lucidasans" style:language-complex="en" style:country-complex="GB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17/01/2012</text:date>, <text:time>00:3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11-04-05T11:05:58</meta:creation-date>
    <meta:editing-cycles>5</meta:editing-cycles>
    <meta:editing-duration>PT16H33M8S</meta:editing-duration>
    <dc:date>2012-01-17T00:30:10</dc:date>
    <meta:document-statistic meta:table-count="2" meta:cell-count="16" meta:object-count="0"/>
    <meta:user-defined meta:name="Info 1"/>
    <meta:user-defined meta:name="Info 2"/>
    <meta:user-defined meta:name="Info 3"/>
    <meta:user-defined meta:name="Info 4"/>
  </office:meta>
</office:document-meta>
</file>